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.433" calcext:value-type="float">
            <text:p>242.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.567" calcext:value-type="float">
            <text:p>110.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342" calcext:value-type="float">
            <text:p>71.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56:03.824223844</meta:creation-date>
    <dc:date>2018-12-06T19:14:32.979197555</dc:date>
    <meta:editing-duration>PT18M35S</meta:editing-duration>
    <meta:editing-cycles>1</meta:editing-cycles>
    <meta:document-statistic meta:table-count="1" meta:cell-count="6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12cm" svg:y="0.315cm" chart:style-name="ch2">
          <text:p>Time taken by Algorithm on different number of nodes</text:p>
        </chart:title>
        <chart:plot-area chart:style-name="ch3" table:cell-range-address="Sheet1.B1:Sheet1.B3" svg:x="1.279cm" svg:y="1.196cm" svg:width="14.401cm" svg:height="6.695cm">
          <chartooo:coordinate-region svg:x="2.086cm" svg:y="1.356cm" svg:width="13.5cm" svg:height="5.967cm"/>
          <chart:axis chart:dimension="x" chart:name="primary-x" chart:style-name="ch4">
            <chart:title svg:x="7.178cm" svg:y="8.071cm" chart:style-name="ch5">
              <text:p>Number of nodes</text:p>
            </chart:title>
          </chart:axis>
          <chart:axis chart:dimension="y" chart:name="primary-y" chart:style-name="ch4">
            <chart:title svg:x="0.451cm" svg:y="5.672cm" chart:style-name="ch6">
              <text:p>Time(seconds)</text:p>
            </chart:title>
            <chart:grid chart:style-name="ch7" chart:class="major"/>
          </chart:axis>
          <chart:series chart:style-name="ch8" chart:values-cell-range-address="Sheet1.B1:Sheet1.B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.433">
                <text:p>242.433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567">
                <text:p>110.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342">
                <text:p>71.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